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3b84e" officeooo:paragraph-rsid="0013b84e"/>
    </style:style>
    <style:style style:name="P2" style:family="paragraph" style:parent-style-name="Standard">
      <style:text-properties style:text-position="0% 100%" officeooo:rsid="0013b84e" officeooo:paragraph-rsid="001502c6"/>
    </style:style>
    <style:style style:name="T1" style:family="text">
      <style:text-properties style:text-position="super 58%"/>
    </style:style>
    <style:style style:name="T2" style:family="text">
      <style:text-properties officeooo:rsid="001502c6"/>
    </style:style>
    <style:style style:name="T3" style:family="text">
      <style:text-properties officeooo:rsid="0016f5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I 4950</text:p>
      <text:p text:style-name="P1">Nicholas Moss</text:p>
      <text:p text:style-name="P1">Weekly Log</text:p>
      <text:p text:style-name="P1">June 22<text:span text:style-name="T1">nd</text:span> – 28<text:span text:style-name="T1">th</text:span></text:p>
      <text:p text:style-name="P1"/>
      <text:p text:style-name="P2"><text:tab/>This week I have continued working on the Scheme interpreter. Most of the special forms are now implemented including if, quote, set!, and lambda. Additionally, the interpreter allows users to create their own functions and variables by using set!. If statement support is also present with most of the useful predicates. Currently set is implemented by looking up variables in a hash table and returning their value which an either be an atom or a function. Lexical scope <text:span text:style-name="T2">is fully implemented</text:span>. Scope can be created by using additional hash tables for each function, and having an environment pointer point to the current hash table that is needed. A variable that is not found in the local hash table will have to move to next most local hash table and so on until the top-level is reached. This allows local variables inside a closure to “shadow” variables that are already defined at a higher scope. This ties in with the idea of lambda being evaluated by creating a closure. <text:span text:style-name="T2">Importantly, closures are implemented such that a function has access to only variables that were present when the function was defined, preserving lexical scope.</text:span> The interpter can also “run” lambda expressions <text:span text:style-name="T2">which </text:span>is a previously defined function <text:span text:style-name="T2">that</text:span> can be called with real arguments (f 2) for example. The real or actual arguments are then matched to the formal arguments, and then the body of the lambda expression is evaluated by the interpreter. There is currently a special case in the interpreter to handle this. It may be possible later to unify this with the current general function case, which currently only applies built in functions. <text:span text:style-name="T3">The interpreter can currently handle recursively defined function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4T19:51:37.080167564</meta:creation-date>
    <dc:date>2014-06-26T00:18:32.017080306</dc:date>
    <meta:editing-duration>P0D</meta:editing-duration>
    <meta:editing-cycles>3</meta:editing-cycles>
    <meta:generator>LibreOffice/4.2.4.2$Linux_X86_64 LibreOffice_project/420$Build-2</meta:generator>
    <meta:document-statistic meta:table-count="0" meta:image-count="0" meta:object-count="0" meta:page-count="1" meta:paragraph-count="5" meta:word-count="291" meta:character-count="1748" meta:non-whitespace-character-count="1459"/>
  </office:meta>
</office:document-meta>
</file>